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50000032E2605A4D9280AEC1D.png" manifest:media-type="image/png"/>
  <manifest:file-entry manifest:full-path="Pictures/10000001000001EA000002FE04709D784F252645.png" manifest:media-type="image/png"/>
  <manifest:file-entry manifest:full-path="Pictures/10000001000001D800000385082809ADAB5ACE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width="16.095cm" svg:height="23.839cm" draw:z-index="1"><draw:image xlink:href="Pictures/10000001000001D800000385082809ADAB5ACE99.png" xlink:type="simple" xlink:show="embed" xlink:actuate="onLoad" draw:mime-type="image/png"/></draw:frame></text:p>
      <text:p text:style-name="P1"><draw:frame draw:style-name="fr1" draw:name="Image3" text:anchor-type="char" svg:width="16.023cm" svg:height="21.537cm" draw:z-index="2"><draw:image xlink:href="Pictures/10000001000001E50000032E2605A4D9280AEC1D.png" xlink:type="simple" xlink:show="embed" xlink:actuate="onLoad" draw:mime-type="image/png"/></draw:frame></text:p>
      <text:p text:style-name="P1"><draw:frame draw:style-name="fr1" draw:name="Image1" text:anchor-type="char" svg:width="16.131cm" svg:height="20.267cm" draw:z-index="0"><draw:image xlink:href="Pictures/10000001000001EA000002FE04709D784F25264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0T16:20:47.063472811</meta:creation-date>
    <dc:date>2022-02-20T16:26:30.589611257</dc:date>
    <meta:editing-duration>PT5M43S</meta:editing-duration>
    <meta:editing-cycles>2</meta:editing-cycles>
    <meta:generator>LibreOffice/7.2.5.2.0$Linux_X86_64 LibreOffice_project/711f8d38e9451cd2fd39b6963d2a3fc166f04cb1</meta:generator>
    <meta:document-statistic meta:table-count="0" meta:image-count="3" meta:object-count="0" meta:page-count="3" meta:paragraph-count="0" meta:word-count="0" meta:character-count="0" meta:non-whitespace-character-count="0"/>
  </office:meta>
</office:document-meta>
</file>